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 style:writing-mode="lr-tb"/>
    </style:style>
    <style:style style:name="P2" style:family="paragraph" style:parent-style-name="Text_20_body">
      <style:paragraph-properties fo:margin-top="0in" fo:margin-bottom="0.0972in" style:contextual-spacing="false" fo:text-align="start" style:justify-single-word="false" style:writing-mode="lr-tb"/>
    </style:style>
    <style:style style:name="P3" style:family="paragraph" style:parent-style-name="Text_20_body">
      <style:paragraph-properties fo:text-align="start" style:justify-single-word="false" style:writing-mode="lr-tb"/>
      <style:text-properties officeooo:paragraph-rsid="00001ffd"/>
    </style:style>
    <style:style style:name="P4" style:family="paragraph" style:parent-style-name="Text_20_body">
      <style:paragraph-properties fo:line-height="100%" fo:text-align="start" style:justify-single-word="false" style:writing-mode="lr-tb"/>
    </style:style>
    <style:style style:name="P5" style:family="paragraph" style:parent-style-name="Text_20_body">
      <style:paragraph-properties fo:text-align="start" style:justify-single-word="false" style:writing-mode="lr-tb"/>
      <style:text-properties officeooo:rsid="00001ffd" officeooo:paragraph-rsid="00001ffd"/>
    </style:style>
    <style:style style:name="P6" style:family="paragraph" style:parent-style-name="Title">
      <style:paragraph-properties fo:margin-top="0.1665in" fo:margin-bottom="0.0835in" style:contextual-spacing="false" style:writing-mode="lr-tb"/>
    </style:style>
    <style:style style:name="P7" style:family="paragraph">
      <style:paragraph-properties fo:text-align="start"/>
      <style:text-properties fo:color="#000000" style:text-line-through-style="none" style:text-line-through-type="none" fo:font-size="9pt" fo:font-style="normal" style:text-underline-style="none" fo:font-weight="normal"/>
    </style:style>
    <style:style style:name="P8" style:family="paragraph">
      <style:paragraph-properties fo:text-align="start"/>
      <style:text-properties fo:color="#000000" style:text-line-through-style="none" style:text-line-through-type="none" fo:font-family="'Noto Sans'" fo:font-size="12pt" fo:font-style="normal" style:text-underline-style="none" fo:font-weight="normal"/>
    </style:style>
    <style:style style:name="T1" style:family="text">
      <style:text-properties style:text-position="super 58%"/>
    </style:style>
    <style:style style:name="T2" style:family="text">
      <style:text-properties officeooo:rsid="00001ffd"/>
    </style:style>
    <style:style style:name="T3" style:family="text">
      <style:text-properties officeooo:rsid="00018a8f"/>
    </style:style>
    <style:style style:name="gr1" style:family="graphic">
      <style:graphic-properties fo:background-color="#ffffff" fo:border="solid #000000" loext:decorative="false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top" fo:background-color="#ffffff" fo:border="#000000" loext:decorative="false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ackground-color="#ffffff" fo:border="solid #000000" loext:decorative="fals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Name(s)" form:control-implementation="ooo:com.sun.star.form.component.FixedText" xml:id="control1" form:id="control1" form:label="Name(s)" form:for="control2"/>
          <form:text form:name="Nam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Address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Label Field 1" form:control-implementation="ooo:com.sun.star.form.component.FixedText" xml:id="control4" form:id="control4" form:label="Address" form:for="control3"/>
          <form:fixed-text form:name="Email" form:control-implementation="ooo:com.sun.star.form.component.FixedText" xml:id="control5" form:id="control5" form:label="Email" form:for="control6"/>
          <form:text form:name="Text Box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Phone" form:control-implementation="ooo:com.sun.star.form.component.FixedText" xml:id="control7" form:id="control7" form:label="Phone" form:for="control8"/>
          <form:text form:name="Text Box 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Number of tickets" form:control-implementation="ooo:com.sun.star.form.component.FixedText" xml:id="control9" form:id="control9" form:label="Number of tickets" form:for="control10"/>
          <form:textarea form:name="Number of tickets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2024 RSCDS Buffalo Burns Night</text:p>
      <text:p text:style-name="P1">Saturday, January 27<text:span text:style-name="T1">th</text:span>, 2024 <text:span text:style-name="T3">at</text:span></text:p>
      <text:p text:style-name="P4">The Buffalo Irish Center<text:line-break/>245 Abbott Rd.<text:line-break/>Buffalo, NY</text:p>
      <text:p text:style-name="P1">Reception &amp; Raffle 4:30 P.M. Dinner &amp; Ceremony 5:15 P.M.</text:p>
      <text:p text:style-name="P1"><draw:control text:anchor-type="as-char" draw:z-index="0" draw:name="Shape1" draw:style-name="gr2" draw:text-style-name="P8" svg:width="0.7748in" svg:height="0.2587in" draw:control="control1"/><draw:control text:anchor-type="as-char" draw:z-index="1" draw:name="Shape2" draw:style-name="gr1" draw:text-style-name="P7" svg:width="6.1024in" svg:height="0.2587in" draw:control="control2"/></text:p>
      <text:p text:style-name="P1"><draw:control text:anchor-type="char" draw:z-index="2" draw:name="Shape3" draw:style-name="gr3" draw:text-style-name="P7" svg:width="6.1031in" svg:height="1.2079in" svg:x="0.7752in" svg:y="0.0709in" draw:control="control3"/><draw:control text:anchor-type="as-char" draw:z-index="3" draw:name="Shape4" draw:style-name="gr2" draw:text-style-name="P8" svg:width="0.676in" svg:height="0.2949in" draw:control="control4"/></text:p>
      <text:p text:style-name="P1"/>
      <text:p text:style-name="P1"/>
      <text:p text:style-name="P1"/>
      <text:p text:style-name="P1"><draw:control text:anchor-type="as-char" draw:z-index="4" draw:name="Shape5" draw:style-name="gr2" draw:text-style-name="P8" svg:width="0.4795in" svg:height="0.2949in" draw:control="control5"/><draw:control text:anchor-type="as-char" draw:z-index="5" draw:name="Shape6" draw:style-name="gr1" draw:text-style-name="P7" svg:width="3.937in" svg:height="0.2953in" draw:control="control6"/><text:s text:c="2"/><draw:control text:anchor-type="as-char" draw:z-index="6" draw:name="Shape7" draw:style-name="gr2" draw:text-style-name="P8" svg:width="0.6039in" svg:height="0.2587in" draw:control="control7"/><draw:control text:anchor-type="as-char" draw:z-index="7" draw:name="Shape8" draw:style-name="gr1" draw:text-style-name="P7" svg:width="1.7717in" svg:height="0.2996in" draw:control="control8"/></text:p>
      <text:p text:style-name="P1"><draw:control text:anchor-type="as-char" draw:z-index="8" draw:name="Shape9" draw:style-name="gr2" draw:text-style-name="P8" svg:width="1.4634in" svg:height="0.2949in" draw:control="control9"/><draw:control text:anchor-type="as-char" draw:z-index="9" draw:name="Shape10" draw:style-name="gr1" draw:text-style-name="P7" svg:width="0.787in" svg:height="0.2594in" draw:control="control10"/><text:s/>at $50 U.S. cash/check or $70 Canadian cash only.</text:p>
      <text:p text:style-name="P1">Please complete the above and send your ticket <text:span text:style-name="T2">request and payment to</text:span></text:p>
      <text:p text:style-name="P1">RSCDS Buffalo<text:line-break/>2229 Third St.<text:line-break/>Grand Island, NY 14072</text:p>
      <text:p text:style-name="P3">by January 18<text:span text:style-name="T1">th</text:span>, 2024</text:p>
      <text:p text:style-name="P5">Please make checks payable to</text:p>
      <text:p text:style-name="P5">RSCDS Buffalo Branch</text:p>
      <text:p text:style-name="P1">Call <text:span text:style-name="T2">or text</text:span> +1 (716) 548-4857 if you have questions.</text:p>
      <text:p text:style-name="P1">For more information, see rscdsbuffalo.com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21:22:39</meta:creation-date>
    <dc:language>en-US</dc:language>
    <meta:print-date>2023-12-03T20:29:54.678000000</meta:print-date>
    <dc:date>2023-12-03T20:30:39.438000000</dc:date>
    <meta:editing-cycles>6</meta:editing-cycles>
    <meta:editing-duration>PT35M13S</meta:editing-duration>
    <meta:generator>LibreOffice/7.6.0.3$Windows_X86_64 LibreOffice_project/69edd8b8ebc41d00b4de3915dc82f8f0fc3b6265</meta:generator>
    <meta:printed-by>PDF files</meta:printed-by>
    <meta:document-statistic meta:table-count="0" meta:image-count="0" meta:object-count="0" meta:page-count="1" meta:paragraph-count="15" meta:word-count="96" meta:character-count="561" meta:non-whitespace-character-count="475"/>
    <meta:user-defined meta:name="AppVersion">15.0000</meta:user-defined>
  </office:meta>
</office:document-meta>
</file>